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ourier Prime" svg:font-family="'Courier Prime', monospace"/>
    <style:font-face style:name="Segoe UI" svg:font-family="'Segoe UI'"/>
    <style:font-face style:name="SimSun1" svg:font-family="SimSun"/>
    <style:font-face style:name="Arial Unicode MS1" svg:font-family="'Arial Unicode MS'" style:font-family-generic="swiss"/>
    <style:font-face style:name="Segoe UI1" svg:font-family="'Segoe UI'"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499cm"/>
    </style:style>
    <style:style style:name="P3" style:family="paragraph" style:parent-style-name="Heading_20_1" style:master-page-name="HTML">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 1 </text:p>
      <text:p text:style-name="P2">The first part of the novel.</text:p>
      <text:h text:style-name="Heading_20_2" text:outline-level="2">Chapter 1</text:h>
      <text:p text:style-name="P2">The first chapter of the novel.</text:p>
      <text:h text:style-name="Heading_20_3" text:outline-level="3">Meet Hal, threatened by Vurdi</text:h>
      <text:p text:style-name="P2">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P2">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text:soft-page-break/>Hal.</text:p>
      <text:p text:style-name="P2">Hal doesn't have any money, so Vurdi says he'll take an arm or leg instead, and sets Brutus on him.</text:p>
      <text:p text:style-name="P2">During the scuffle, Hal manages to tell Vurdi that he accepted a cargo job earlier in the day, and will use the proceeds to settle his debts. Vurdi is suspicious, but calls Brutus off and gives Hal 24 hours.</text:p>
      <text:p text:style-name="P2">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h text:style-name="Heading_20_2" text:outline-level="2">Chapter 2</text:h>
      <text:p text:style-name="P2">The second chapter of the novel.</text:p>
      <text:h text:style-name="Heading_20_3" text:outline-level="3">Jerling buys team. Discusses Seraph.</text:h>
      <text:p text:style-name="P2">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text:soft-page-break/>he departs in his limo. </text:p>
      <text:p text:style-name="P2">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 text:style-name="P2">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 text:style-name="P2">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 text:style-name="P2">Carina explains that they can't risk their own ships, they <text:soft-page-break/>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 text:style-name="P2">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h text:style-name="Heading_20_3" text:outline-level="3">Hal takes a call from Jerling</text:h>
      <text:p text:style-name="P2">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 text:style-name="P2">Hal says he doesn't need help, Jerling explains that the landing is at night, with no guidance. This makes Hal <text:soft-page-break/>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h text:style-name="Heading_20_2" text:outline-level="2">Chapter 3</text:h>
      <text:h text:style-name="Heading_20_3" text:outline-level="3">Clunk arrives</text:h>
      <text:p text:style-name="P2">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P2">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 text:style-name="P2">Hal prepares the ship for takeoff, but ground control won't let him leave. The Port Commander wants to see him in <text:soft-page-break/>person. Hal leaves the ship, putting Clunk in charge.</text:p>
      <text:h text:style-name="Heading_20_2" text:outline-level="2">Chapter 4</text:h>
      <text:h text:style-name="Heading_20_3" text:outline-level="3">Hal going to port control</text:h>
      <text:p text:style-name="P2">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 text:style-name="P2">He has to get to ground control, but they won't send a cab because of his unpaid account. He spots a robot mending fuel pipes near the back of the ship and asks whether he can borrow its vehicle (A battered old jet-powered ute). The robot refuses.</text:p>
      <text:p text:style-name="P2">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P2">While the robot is busy mending the pipes, Hal leaps into the vehicle and starts it up. The robot spots him and <text:soft-page-break/>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P2">Hal drives off, oblivious to the flames starting to flicker around the fallen robot.</text:p>
      <text:h text:style-name="Heading_20_3" text:outline-level="3">Clunk checking computer for Incubots.</text:h>
      <text:p text:style-name="P2">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 text:style-name="P2">Sitting at the console, Clunk uses the Black Gull's simulation mode to practice a couple of landings, then veers off and dreams he's flying the ship to a mythical robot <text:soft-page-break/>planet.</text:p>
      <text:h text:style-name="Heading_20_3" text:outline-level="3">Hal talking to the Portmaster</text:h>
      <text:p text:style-name="P2">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P2">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P2">Hal decides to call his brand new best buddy Clunk, thinking the robot can ask Jerling for an advance on his fee.</text:p>
      <text:h text:style-name="Heading_20_3" text:outline-level="3">Clunk takes call from Hal. Calls Jerling. Fire.</text:h>
      <text:p text:style-name="P2">Clunk tells Hal that Jerling won't advance any money, but Hal tells him to ask anyway. Clunk calls Jerling, who won't advance any money. Clunk mentions that he's found out what Incubots is all about, Jerling hangs up quickly.</text:p>
      <text:p text:style-name="Text_20_body">Clunk notices smoke in the air. He runs to the airlock and discovers the landing field is on f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ourier Prime" svg:font-family="'Courier Prime', monospace"/>
    <style:font-face style:name="Segoe UI" svg:font-family="'Segoe UI'"/>
    <style:font-face style:name="SimSun1" svg:font-family="SimSun"/>
    <style:font-face style:name="Arial Unicode MS1" svg:font-family="'Arial Unicode MS'" style:font-family-generic="swiss"/>
    <style:font-face style:name="Segoe UI1" svg:font-family="'Segoe UI'"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2pt" fo:language="en" fo:country="AU"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2" style:font-size-complex="14pt"/>
    </style:style>
    <style:style style:name="Text_20_body" style:display-name="Text body" style:family="paragraph" style:parent-style-name="Standard" style:class="text" style:master-page-name="">
      <style:paragraph-properties fo:margin-top="0cm" fo:margin-bottom="0cm" style:line-height-at-least="0.73cm" style:page-number="auto" fo:break-before="auto" fo:break-after="auto" fo:keep-with-next="auto"/>
      <style:text-properties style:font-name="Courier Prime" fo:font-size="12pt" fo:font-weight="normal"/>
    </style:style>
    <style:style style:name="List" style:family="paragraph" style:parent-style-name="Text_20_body" style:class="list">
      <style:text-properties style:font-name="Segoe UI" style:font-name-complex="Arial Unicode MS1"/>
    </style:style>
    <style:style style:name="Caption" style:family="paragraph" style:parent-style-name="Standard" style:class="extra">
      <style:paragraph-properties fo:margin-top="0.212cm" fo:margin-bottom="0.212cm" text:number-lines="false" text:line-number="0"/>
      <style:text-properties style:font-name="Segoe UI" fo:font-size="10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Arial Unicode M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Prime" fo:font-size="12pt" fo:font-weight="bold" style:font-name-asian="SimSun1" style:font-size-asian="10pt" style:font-weight-asian="normal" style:font-name-complex="Arial" style:font-size-complex="2pt"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Prime" fo:font-size="12pt" fo:font-weight="bold" style:font-name-asian="SimSun1" style:font-size-asian="10pt" style:font-weight-asian="normal" style:font-name-complex="Arial" style:font-size-complex="1pt" style:font-weight-complex="normal"/>
    </style:style>
    <style:style style:name="Heading_20_3" style:display-name="Heading 3" style:family="paragraph" style:parent-style-name="Heading" style:next-style-name="Text_20_body" style:default-outline-level="3" style:list-style-name="" style:class="text" style:master-page-name="">
      <style:paragraph-properties fo:margin-top="0.73cm" fo:margin-bottom="0.73cm" style:line-height-at-least="0.73cm" fo:text-align="center" style:justify-single-word="false" style:page-number="auto" fo:break-before="auto" fo:break-after="auto" fo:keep-with-next="auto"/>
      <style:text-properties style:font-name="Courier Prime" fo:font-size="12pt" fo:font-style="italic" fo:font-weight="normal" style:font-name-asian="SimSun1" style:font-size-asian="10pt" style:font-weight-asian="normal" style:font-name-complex="Arial" style:font-size-complex="1pt" style:font-weight-complex="normal"/>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top="1.199cm"/>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0-06-07T17:54:11</meta:creation-date>
    <dc:creator>Peter Triesberger</dc:creator>
    <dc:date>2023-02-02T14:33:55.77</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document-statistic meta:table-count="0" meta:image-count="0" meta:object-count="0" meta:page-count="8" meta:paragraph-count="45" meta:word-count="1803" meta:character-count="10191"/>
    <meta:generator>OpenOffice.org/3.4.1$Win32 OpenOffice.org_project/341m1$Build-9593</meta:generator>
  </office:meta>
</office:document-meta>
</file>